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3.0244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FONSO RODRIGO DE FIGUEIREDO MARTINS FILHO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SAR AUGUSTO GUERRA DE SOUZ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LEITON CECHIN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EGO RIBAS ADIERS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MAIKEL MÜLLER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ÉRICO MARCELO HOFF DO AMARAL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O LORENZI DA SILV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O MACHADO MONTEIRO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RNANDO BEVILACQU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IOVANI GRACIOLI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IULIANO GERALDO LOPES FERREIR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PIEGAS KOSLOVSKI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FERSON ORNELAS WENDT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AO VICENTE FERREIRA LIM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ISAIAS LUCC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SACCHET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ONARDO CRAUSS DARONCO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IANO GUILHERME MACHADO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KELLER TESSER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DONATO IOP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ALVES MADRUG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ANTÔNIO RIZZETTI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SCHEID</text:p>
          </table:table-cell>
          <table:table-cell office:value-type="float" office:value="2006">
            <text:p>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2:51</dc:date>
    <meta:document-statistic meta:table-count="1" meta:cell-count="96" meta:object-count="0"/>
    <meta:generator>OpenOffice.org/3.4.1$Unix OpenOffice.org_project/341m1$Build-9593</meta:generator>
  </office:meta>
</office:document-meta>
</file>